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dc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text-underline-style="none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#number</text:p>
          </table:table-cell>
          <table:table-cell table:style-name="ce1" office:value-type="string" calcext:value-type="string">
            <text:p>#Sample ID</text:p>
          </table:table-cell>
          <table:table-cell table:style-name="ce1" office:value-type="string" calcext:value-type="string">
            <text:p>#time (h)</text:p>
          </table:table-cell>
          <table:table-cell table:style-name="ce1" office:value-type="string" calcext:value-type="string">
            <text:p>#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9.71583333333333" calcext:value-type="float">
            <text:p>9,7158333333</text:p>
          </table:table-cell>
          <table:table-cell table:style-name="ce2"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9.73888888888889" calcext:value-type="float">
            <text:p>9,7388888889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9.72666666666667" calcext:value-type="float">
            <text:p>9,7266666667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9.7275" calcext:value-type="float">
            <text:p>9,7275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9.72916666666667" calcext:value-type="float">
            <text:p>9,7291666667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9.73055555555556" calcext:value-type="float">
            <text:p>9,730555555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9.73666666666667" calcext:value-type="float">
            <text:p>9,7366666667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9.74" calcext:value-type="float">
            <text:p>9,74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9.74805555555556" calcext:value-type="float">
            <text:p>9,7480555556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9.74222222222222" calcext:value-type="float">
            <text:p>9,742222222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9.74333333333333" calcext:value-type="float">
            <text:p>9,743333333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9.74944444444444" calcext:value-type="float">
            <text:p>9,749444444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  <table:table-cell office:value-type="float" office:value="9.75111111111111" calcext:value-type="float">
            <text:p>9,751111111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9.75194444444444" calcext:value-type="float">
            <text:p>9,7519444444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float" office:value="10.5872222222222" calcext:value-type="float">
            <text:p>10,587222222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9.75305555555556" calcext:value-type="float">
            <text:p>9,7530555556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10.5852777777778" calcext:value-type="float">
            <text:p>10,5852777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10.5886111111111" calcext:value-type="float">
            <text:p>10,588611111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10.5916666666667" calcext:value-type="float">
            <text:p>10,59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10.5972222222222" calcext:value-type="float">
            <text:p>10,5972222222</text:p>
          </table:table-cell>
          <table:table-cell office:value-type="float" office:value="-0.003" calcext:value-type="float">
            <text:p>-0,0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10.5927777777778" calcext:value-type="float">
            <text:p>10,592777777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office:value-type="float" office:value="10.5986111111111" calcext:value-type="float">
            <text:p>10,5986111111</text:p>
          </table:table-cell>
          <table:table-cell office:value-type="float" office:value="-0.002" calcext:value-type="float">
            <text:p>-0,0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float" office:value="10.6083333333333" calcext:value-type="float">
            <text:p>10,60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float" office:value="10.5997222222222" calcext:value-type="float">
            <text:p>10,5997222222</text:p>
          </table:table-cell>
          <table:table-cell office:value-type="float" office:value="-0.003" calcext:value-type="float">
            <text:p>-0,0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float" office:value="10.6019444444444" calcext:value-type="float">
            <text:p>10,6019444444</text:p>
          </table:table-cell>
          <table:table-cell office:value-type="float" office:value="-0.003" calcext:value-type="float">
            <text:p>-0,0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" calcext:value-type="float">
            <text:p>145</text:p>
          </table:table-cell>
          <table:table-cell office:value-type="float" office:value="10.6030555555556" calcext:value-type="float">
            <text:p>10,6030555556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" calcext:value-type="float">
            <text:p>147</text:p>
          </table:table-cell>
          <table:table-cell office:value-type="float" office:value="10.6105555555556" calcext:value-type="float">
            <text:p>10,6105555556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" calcext:value-type="float">
            <text:p>147</text:p>
          </table:table-cell>
          <table:table-cell office:value-type="float" office:value="10.6094444444444" calcext:value-type="float">
            <text:p>10,609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" calcext:value-type="float">
            <text:p>147</text:p>
          </table:table-cell>
          <table:table-cell office:value-type="float" office:value="10.6119444444444" calcext:value-type="float">
            <text:p>10,6119444444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11.6158333333333" calcext:value-type="float">
            <text:p>11,6158333333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office:value-type="float" office:value="10.6130555555556" calcext:value-type="float">
            <text:p>10,6130555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office:value-type="float" office:value="11.6144444444444" calcext:value-type="float">
            <text:p>11,6144444444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11.6483333333333" calcext:value-type="float">
            <text:p>11,6483333333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" calcext:value-type="float">
            <text:p>144</text:p>
          </table:table-cell>
          <table:table-cell office:value-type="float" office:value="11.6191666666667" calcext:value-type="float">
            <text:p>11,6191666667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" calcext:value-type="float">
            <text:p>144</text:p>
          </table:table-cell>
          <table:table-cell office:value-type="float" office:value="11.6202777777778" calcext:value-type="float">
            <text:p>11,6202777778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float" office:value="11.6213888888889" calcext:value-type="float">
            <text:p>11,6213888889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11.6463888888889" calcext:value-type="float">
            <text:p>11,6463888889</text:p>
          </table:table-cell>
          <table:table-cell office:value-type="float" office:value="-0.126" calcext:value-type="float">
            <text:p>-0,1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" calcext:value-type="float">
            <text:p>145</text:p>
          </table:table-cell>
          <table:table-cell office:value-type="float" office:value="11.6475" calcext:value-type="float">
            <text:p>11,647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  <table:table-cell office:value-type="float" office:value="11.6494444444444" calcext:value-type="float">
            <text:p>11,6494444444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11.6516666666667" calcext:value-type="float">
            <text:p>11,6516666667</text:p>
          </table:table-cell>
          <table:table-cell office:value-type="float" office:value="-0.112" calcext:value-type="float">
            <text:p>-0,1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11.6619444444444" calcext:value-type="float">
            <text:p>11,6619444444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office:value-type="float" office:value="11.6644444444444" calcext:value-type="float">
            <text:p>11,6644444444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7" calcext:value-type="float">
            <text:p>147</text:p>
          </table:table-cell>
          <table:table-cell office:value-type="float" office:value="11.6630555555556" calcext:value-type="float">
            <text:p>11,6630555556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" calcext:value-type="float">
            <text:p>144</text:p>
          </table:table-cell>
          <table:table-cell office:value-type="float" office:value="12.575" calcext:value-type="float">
            <text:p>12,57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11.6652777777778" calcext:value-type="float">
            <text:p>11,6652777778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11.6663888888889" calcext:value-type="float">
            <text:p>11,6663888889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office:value-type="float" office:value="12.5733333333333" calcext:value-type="float">
            <text:p>12,5733333333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12.5761111111111" calcext:value-type="float">
            <text:p>12,5761111111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  <table:table-cell office:value-type="float" office:value="12.5775" calcext:value-type="float">
            <text:p>12,5775</text:p>
          </table:table-cell>
          <table:table-cell office:value-type="float" office:value="0.059" calcext:value-type="float">
            <text:p>0,0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14.0461111111111" calcext:value-type="float">
            <text:p>14,0461111111</text:p>
          </table:table-cell>
          <table:table-cell office:value-type="float" office:value="0.082" calcext:value-type="float">
            <text:p>0,0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" calcext:value-type="float">
            <text:p>144</text:p>
          </table:table-cell>
          <table:table-cell office:value-type="float" office:value="12.5786111111111" calcext:value-type="float">
            <text:p>12,5786111111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" calcext:value-type="float">
            <text:p>145</text:p>
          </table:table-cell>
          <table:table-cell office:value-type="float" office:value="12.5836111111111" calcext:value-type="float">
            <text:p>12,5836111111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" calcext:value-type="float">
            <text:p>145</text:p>
          </table:table-cell>
          <table:table-cell office:value-type="float" office:value="12.5844444444444" calcext:value-type="float">
            <text:p>12,5844444444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" calcext:value-type="float">
            <text:p>145</text:p>
          </table:table-cell>
          <table:table-cell office:value-type="float" office:value="12.5855555555556" calcext:value-type="float">
            <text:p>12,5855555556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12.5869444444444" calcext:value-type="float">
            <text:p>12,5869444444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office:value-type="float" office:value="12.5894444444444" calcext:value-type="float">
            <text:p>12,5894444444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  <table:table-cell office:value-type="float" office:value="12.5902777777778" calcext:value-type="float">
            <text:p>12,5902777778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7" calcext:value-type="float">
            <text:p>147</text:p>
          </table:table-cell>
          <table:table-cell office:value-type="float" office:value="12.5952777777778" calcext:value-type="float">
            <text:p>12,5952777778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7" calcext:value-type="float">
            <text:p>147</text:p>
          </table:table-cell>
          <table:table-cell office:value-type="float" office:value="12.5963888888889" calcext:value-type="float">
            <text:p>12,5963888889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12.5977777777778" calcext:value-type="float">
            <text:p>12,5977777778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12.5986111111111" calcext:value-type="float">
            <text:p>12,5986111111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7" calcext:value-type="float">
            <text:p>147</text:p>
          </table:table-cell>
          <table:table-cell office:value-type="float" office:value="12.5997222222222" calcext:value-type="float">
            <text:p>12,5997222222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4.0363888888889" calcext:value-type="float">
            <text:p>14,0363888889</text:p>
          </table:table-cell>
          <table:table-cell office:value-type="float" office:value="0.106" calcext:value-type="float">
            <text:p>0,1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14.0475" calcext:value-type="float">
            <text:p>14,0475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14.0691666666667" calcext:value-type="float">
            <text:p>14,0691666667</text:p>
          </table:table-cell>
          <table:table-cell office:value-type="float" office:value="0.106" calcext:value-type="float">
            <text:p>0,1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14.0486111111111" calcext:value-type="float">
            <text:p>14,0486111111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" calcext:value-type="float">
            <text:p>145</text:p>
          </table:table-cell>
          <table:table-cell office:value-type="float" office:value="14.0505555555556" calcext:value-type="float">
            <text:p>14,0505555556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" calcext:value-type="float">
            <text:p>145</text:p>
          </table:table-cell>
          <table:table-cell office:value-type="float" office:value="14.0516666666667" calcext:value-type="float">
            <text:p>14,0516666667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office:value-type="float" office:value="14.0563888888889" calcext:value-type="float">
            <text:p>14,0563888889</text:p>
          </table:table-cell>
          <table:table-cell office:value-type="float" office:value="0.082" calcext:value-type="float">
            <text:p>0,0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 office:value-type="float" office:value="14.0572222222222" calcext:value-type="float">
            <text:p>14,0572222222</text:p>
          </table:table-cell>
          <table:table-cell office:value-type="float" office:value="0.086" calcext:value-type="float">
            <text:p>0,0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14.0583333333333" calcext:value-type="float">
            <text:p>14,0583333333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14.0594444444444" calcext:value-type="float">
            <text:p>14,0594444444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14.0605555555556" calcext:value-type="float">
            <text:p>14,0605555556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14.0669444444444" calcext:value-type="float">
            <text:p>14,0669444444</text:p>
          </table:table-cell>
          <table:table-cell office:value-type="float" office:value="0.097" calcext:value-type="float">
            <text:p>0,0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" calcext:value-type="float">
            <text:p>144</text:p>
          </table:table-cell>
          <table:table-cell office:value-type="float" office:value="14.0677777777778" calcext:value-type="float">
            <text:p>14,0677777778</text:p>
          </table:table-cell>
          <table:table-cell office:value-type="float" office:value="0.107" calcext:value-type="float">
            <text:p>0,1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" calcext:value-type="float">
            <text:p>144</text:p>
          </table:table-cell>
          <table:table-cell office:value-type="float" office:value="14.6586111111111" calcext:value-type="float">
            <text:p>14,6586111111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" calcext:value-type="float">
            <text:p>144</text:p>
          </table:table-cell>
          <table:table-cell office:value-type="float" office:value="14.07" calcext:value-type="float">
            <text:p>14,07</text:p>
          </table:table-cell>
          <table:table-cell office:value-type="float" office:value="0.107" calcext:value-type="float">
            <text:p>0,1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4.0711111111111" calcext:value-type="float">
            <text:p>14,0711111111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4.6575" calcext:value-type="float">
            <text:p>14,6575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14.6597222222222" calcext:value-type="float">
            <text:p>14,6597222222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4.6688888888889" calcext:value-type="float">
            <text:p>14,6688888889</text:p>
          </table:table-cell>
          <table:table-cell office:value-type="float" office:value="0.106" calcext:value-type="float">
            <text:p>0,1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" calcext:value-type="float">
            <text:p>144</text:p>
          </table:table-cell>
          <table:table-cell office:value-type="float" office:value="14.6608333333333" calcext:value-type="float">
            <text:p>14,6608333333</text:p>
          </table:table-cell>
          <table:table-cell office:value-type="float" office:value="0.126" calcext:value-type="float">
            <text:p>0,1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" calcext:value-type="float">
            <text:p>144</text:p>
          </table:table-cell>
          <table:table-cell office:value-type="float" office:value="14.6622222222222" calcext:value-type="float">
            <text:p>14,6622222222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14.6677777777778" calcext:value-type="float">
            <text:p>14,6677777778</text:p>
          </table:table-cell>
          <table:table-cell office:value-type="float" office:value="0.092" calcext:value-type="float">
            <text:p>0,0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office:value-type="float" office:value="14.67" calcext:value-type="float">
            <text:p>14,67</text:p>
          </table:table-cell>
          <table:table-cell office:value-type="float" office:value="0.106" calcext:value-type="float">
            <text:p>0,1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" calcext:value-type="float">
            <text:p>145</text:p>
          </table:table-cell>
          <table:table-cell office:value-type="float" office:value="14.6711111111111" calcext:value-type="float">
            <text:p>14,6711111111</text:p>
          </table:table-cell>
          <table:table-cell office:value-type="float" office:value="0.102" calcext:value-type="float">
            <text:p>0,1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7" calcext:value-type="float">
            <text:p>147</text:p>
          </table:table-cell>
          <table:table-cell office:value-type="float" office:value="14.6797222222222" calcext:value-type="float">
            <text:p>14,6797222222</text:p>
          </table:table-cell>
          <table:table-cell office:value-type="float" office:value="0.094" calcext:value-type="float">
            <text:p>0,0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" calcext:value-type="float">
            <text:p>145</text:p>
          </table:table-cell>
          <table:table-cell office:value-type="float" office:value="14.6733333333333" calcext:value-type="float">
            <text:p>14,6733333333</text:p>
          </table:table-cell>
          <table:table-cell office:value-type="float" office:value="0.103" calcext:value-type="float">
            <text:p>0,1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7" calcext:value-type="float">
            <text:p>147</text:p>
          </table:table-cell>
          <table:table-cell office:value-type="float" office:value="14.6786111111111" calcext:value-type="float">
            <text:p>14,6786111111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14.6808333333333" calcext:value-type="float">
            <text:p>14,6808333333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7" calcext:value-type="float">
            <text:p>147</text:p>
          </table:table-cell>
          <table:table-cell office:value-type="float" office:value="14.6819444444444" calcext:value-type="float">
            <text:p>14,6819444444</text:p>
          </table:table-cell>
          <table:table-cell office:value-type="float" office:value="0.099" calcext:value-type="float">
            <text:p>0,0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14.6830555555556" calcext:value-type="float">
            <text:p>14,6830555556</text:p>
          </table:table-cell>
          <table:table-cell office:value-type="float" office:value="0.094" calcext:value-type="float">
            <text:p>0,0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  <table:table-cell office:value-type="float" office:value="15.1688888888889" calcext:value-type="float">
            <text:p>15,1688888889</text:p>
          </table:table-cell>
          <table:table-cell office:value-type="float" office:value="0.118" calcext:value-type="float">
            <text:p>0,1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" calcext:value-type="float">
            <text:p>144</text:p>
          </table:table-cell>
          <table:table-cell office:value-type="float" office:value="15.1558333333333" calcext:value-type="float">
            <text:p>15,1558333333</text:p>
          </table:table-cell>
          <table:table-cell office:value-type="float" office:value="0.147" calcext:value-type="float">
            <text:p>0,1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" calcext:value-type="float">
            <text:p>144</text:p>
          </table:table-cell>
          <table:table-cell office:value-type="float" office:value="15.1569444444444" calcext:value-type="float">
            <text:p>15,1569444444</text:p>
          </table:table-cell>
          <table:table-cell office:value-type="float" office:value="0.145" calcext:value-type="float">
            <text:p>0,1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" calcext:value-type="float">
            <text:p>144</text:p>
          </table:table-cell>
          <table:table-cell office:value-type="float" office:value="15.1583333333333" calcext:value-type="float">
            <text:p>15,1583333333</text:p>
          </table:table-cell>
          <table:table-cell office:value-type="float" office:value="0.146" calcext:value-type="float">
            <text:p>0,1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5.1591666666667" calcext:value-type="float">
            <text:p>15,1591666667</text:p>
          </table:table-cell>
          <table:table-cell office:value-type="float" office:value="0.144" calcext:value-type="float">
            <text:p>0,1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" calcext:value-type="float">
            <text:p>144</text:p>
          </table:table-cell>
          <table:table-cell office:value-type="float" office:value="15.1608333333333" calcext:value-type="float">
            <text:p>15,1608333333</text:p>
          </table:table-cell>
          <table:table-cell office:value-type="float" office:value="0.145" calcext:value-type="float">
            <text:p>0,14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office:value-type="float" office:value="15.7483333333333" calcext:value-type="float">
            <text:p>15,7483333333</text:p>
          </table:table-cell>
          <table:table-cell office:value-type="float" office:value="0.146" calcext:value-type="float">
            <text:p>0,14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  <table:table-cell office:value-type="float" office:value="15.17" calcext:value-type="float">
            <text:p>15,17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office:value-type="float" office:value="15.1711111111111" calcext:value-type="float">
            <text:p>15,1711111111</text:p>
          </table:table-cell>
          <table:table-cell office:value-type="float" office:value="0.119" calcext:value-type="float">
            <text:p>0,1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15.1722222222222" calcext:value-type="float">
            <text:p>15,1722222222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office:value-type="float" office:value="15.1736111111111" calcext:value-type="float">
            <text:p>15,1736111111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float" office:value="15.1794444444444" calcext:value-type="float">
            <text:p>15,1794444444</text:p>
          </table:table-cell>
          <table:table-cell office:value-type="float" office:value="0.123" calcext:value-type="float">
            <text:p>0,1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  <table:table-cell office:value-type="float" office:value="15.1805555555556" calcext:value-type="float">
            <text:p>15,1805555556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float" office:value="15.1816666666667" calcext:value-type="float">
            <text:p>15,1816666667</text:p>
          </table:table-cell>
          <table:table-cell office:value-type="float" office:value="0.118" calcext:value-type="float">
            <text:p>0,1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5.1827777777778" calcext:value-type="float">
            <text:p>15,1827777778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office:value-type="float" office:value="15.1836111111111" calcext:value-type="float">
            <text:p>15,1836111111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5.7472222222222" calcext:value-type="float">
            <text:p>15,7472222222</text:p>
          </table:table-cell>
          <table:table-cell office:value-type="float" office:value="0.147" calcext:value-type="float">
            <text:p>0,1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float" office:value="15.7494444444444" calcext:value-type="float">
            <text:p>15,7494444444</text:p>
          </table:table-cell>
          <table:table-cell office:value-type="float" office:value="0.145" calcext:value-type="float">
            <text:p>0,1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" calcext:value-type="float">
            <text:p>145</text:p>
          </table:table-cell>
          <table:table-cell office:value-type="float" office:value="15.7647222222222" calcext:value-type="float">
            <text:p>15,7647222222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float" office:value="15.7505555555556" calcext:value-type="float">
            <text:p>15,7505555556</text:p>
          </table:table-cell>
          <table:table-cell office:value-type="float" office:value="0.146" calcext:value-type="float">
            <text:p>0,14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office:value-type="float" office:value="15.7519444444444" calcext:value-type="float">
            <text:p>15,7519444444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float" office:value="15.7586111111111" calcext:value-type="float">
            <text:p>15,7586111111</text:p>
          </table:table-cell>
          <table:table-cell office:value-type="float" office:value="0.135" calcext:value-type="float">
            <text:p>0,1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float" office:value="15.7608333333333" calcext:value-type="float">
            <text:p>15,7608333333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float" office:value="15.7619444444444" calcext:value-type="float">
            <text:p>15,7619444444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5.7633333333333" calcext:value-type="float">
            <text:p>15,7633333333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15.7702777777778" calcext:value-type="float">
            <text:p>15,7702777778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15.7711111111111" calcext:value-type="float">
            <text:p>15,7711111111</text:p>
          </table:table-cell>
          <table:table-cell office:value-type="float" office:value="0.123" calcext:value-type="float">
            <text:p>0,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5.7722222222222" calcext:value-type="float">
            <text:p>15,7722222222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float" office:value="15.7733333333333" calcext:value-type="float">
            <text:p>15,7733333333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15.7744444444444" calcext:value-type="float">
            <text:p>15,7744444444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6.2266666666667" calcext:value-type="float">
            <text:p>16,2266666667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office:value-type="float" office:value="16.1969444444444" calcext:value-type="float">
            <text:p>16,1969444444</text:p>
          </table:table-cell>
          <table:table-cell office:value-type="float" office:value="0.171" calcext:value-type="float">
            <text:p>0,1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.1983333333333" calcext:value-type="float">
            <text:p>16,1983333333</text:p>
          </table:table-cell>
          <table:table-cell office:value-type="float" office:value="0.179" calcext:value-type="float">
            <text:p>0,1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16.1997222222222" calcext:value-type="float">
            <text:p>16,1997222222</text:p>
          </table:table-cell>
          <table:table-cell office:value-type="float" office:value="0.181" calcext:value-type="float">
            <text:p>0,1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16.2008333333333" calcext:value-type="float">
            <text:p>16,2008333333</text:p>
          </table:table-cell>
          <table:table-cell office:value-type="float" office:value="0.197" calcext:value-type="float">
            <text:p>0,19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16.2022222222222" calcext:value-type="float">
            <text:p>16,2022222222</text:p>
          </table:table-cell>
          <table:table-cell office:value-type="float" office:value="0.217" calcext:value-type="float">
            <text:p>0,2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6.2130555555556" calcext:value-type="float">
            <text:p>16,2130555556</text:p>
          </table:table-cell>
          <table:table-cell office:value-type="float" office:value="0.144" calcext:value-type="float">
            <text:p>0,1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6.2155555555556" calcext:value-type="float">
            <text:p>16,2155555556</text:p>
          </table:table-cell>
          <table:table-cell office:value-type="float" office:value="0.143" calcext:value-type="float">
            <text:p>0,1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16.2166666666667" calcext:value-type="float">
            <text:p>16,2166666667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6.2183333333333" calcext:value-type="float">
            <text:p>16,2183333333</text:p>
          </table:table-cell>
          <table:table-cell office:value-type="float" office:value="0.142" calcext:value-type="float">
            <text:p>0,14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6.2194444444444" calcext:value-type="float">
            <text:p>16,2194444444</text:p>
          </table:table-cell>
          <table:table-cell office:value-type="float" office:value="0.142" calcext:value-type="float">
            <text:p>0,1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6.2252777777778" calcext:value-type="float">
            <text:p>16,2252777778</text:p>
          </table:table-cell>
          <table:table-cell office:value-type="float" office:value="0.134" calcext:value-type="float">
            <text:p>0,1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6.2291666666667" calcext:value-type="float">
            <text:p>16,2291666667</text:p>
          </table:table-cell>
          <table:table-cell office:value-type="float" office:value="0.135" calcext:value-type="float">
            <text:p>0,1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7.1088888888889" calcext:value-type="float">
            <text:p>17,1088888889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6.2305555555556" calcext:value-type="float">
            <text:p>16,2305555556</text:p>
          </table:table-cell>
          <table:table-cell office:value-type="float" office:value="0.134" calcext:value-type="float">
            <text:p>0,1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.2344444444444" calcext:value-type="float">
            <text:p>16,2344444444</text:p>
          </table:table-cell>
          <table:table-cell office:value-type="float" office:value="0.134" calcext:value-type="float">
            <text:p>0,13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6.5602777777778" calcext:value-type="float">
            <text:p>16,5602777778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6.5613888888889" calcext:value-type="float">
            <text:p>16,5613888889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6.5625" calcext:value-type="float">
            <text:p>16,5625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6.5638888888889" calcext:value-type="float">
            <text:p>16,5638888889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6.5647222222222" calcext:value-type="float">
            <text:p>16,5647222222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6.5711111111111" calcext:value-type="float">
            <text:p>16,5711111111</text:p>
          </table:table-cell>
          <table:table-cell office:value-type="float" office:value="0.145" calcext:value-type="float">
            <text:p>0,14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6.5722222222222" calcext:value-type="float">
            <text:p>16,5722222222</text:p>
          </table:table-cell>
          <table:table-cell office:value-type="float" office:value="0.145" calcext:value-type="float">
            <text:p>0,14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16.5733333333333" calcext:value-type="float">
            <text:p>16,5733333333</text:p>
          </table:table-cell>
          <table:table-cell office:value-type="float" office:value="0.148" calcext:value-type="float">
            <text:p>0,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6.575" calcext:value-type="float">
            <text:p>16,575</text:p>
          </table:table-cell>
          <table:table-cell office:value-type="float" office:value="0.147" calcext:value-type="float">
            <text:p>0,1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16.5761111111111" calcext:value-type="float">
            <text:p>16,5761111111</text:p>
          </table:table-cell>
          <table:table-cell office:value-type="float" office:value="0.148" calcext:value-type="float">
            <text:p>0,1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6.5877777777778" calcext:value-type="float">
            <text:p>16,5877777778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6.5886111111111" calcext:value-type="float">
            <text:p>16,5886111111</text:p>
          </table:table-cell>
          <table:table-cell office:value-type="float" office:value="0.142" calcext:value-type="float">
            <text:p>0,1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6.59" calcext:value-type="float">
            <text:p>16,59</text:p>
          </table:table-cell>
          <table:table-cell office:value-type="float" office:value="0.137" calcext:value-type="float">
            <text:p>0,1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6.5913888888889" calcext:value-type="float">
            <text:p>16,5913888889</text:p>
          </table:table-cell>
          <table:table-cell office:value-type="float" office:value="0.137" calcext:value-type="float">
            <text:p>0,13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office:value-type="float" office:value="16.5936111111111" calcext:value-type="float">
            <text:p>16,5936111111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17.1075" calcext:value-type="float">
            <text:p>17,107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17.11" calcext:value-type="float">
            <text:p>17,11</text:p>
          </table:table-cell>
          <table:table-cell office:value-type="float" office:value="0.102" calcext:value-type="float">
            <text:p>0,10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office:value-type="float" office:value="17.1116666666667" calcext:value-type="float">
            <text:p>17,1116666667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17.1222222222222" calcext:value-type="float">
            <text:p>17,1222222222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7.1141666666667" calcext:value-type="float">
            <text:p>17,1141666667</text:p>
          </table:table-cell>
          <table:table-cell office:value-type="float" office:value="0.111" calcext:value-type="float">
            <text:p>0,1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17.1208333333333" calcext:value-type="float">
            <text:p>17,1208333333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" calcext:value-type="float">
            <text:p>145</text:p>
          </table:table-cell>
          <table:table-cell office:value-type="float" office:value="17.1247222222222" calcext:value-type="float">
            <text:p>17,1247222222</text:p>
          </table:table-cell>
          <table:table-cell office:value-type="float" office:value="0.103" calcext:value-type="float">
            <text:p>0,10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" calcext:value-type="float">
            <text:p>145</text:p>
          </table:table-cell>
          <table:table-cell office:value-type="float" office:value="17.1233333333333" calcext:value-type="float">
            <text:p>17,1233333333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17.1325" calcext:value-type="float">
            <text:p>17,1325</text:p>
          </table:table-cell>
          <table:table-cell office:value-type="float" office:value="0.091" calcext:value-type="float">
            <text:p>0,09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" calcext:value-type="float">
            <text:p>145</text:p>
          </table:table-cell>
          <table:table-cell office:value-type="float" office:value="17.1258333333333" calcext:value-type="float">
            <text:p>17,1258333333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17.1363888888889" calcext:value-type="float">
            <text:p>17,1363888889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7" calcext:value-type="float">
            <text:p>147</text:p>
          </table:table-cell>
          <table:table-cell office:value-type="float" office:value="17.1338888888889" calcext:value-type="float">
            <text:p>17,1338888889</text:p>
          </table:table-cell>
          <table:table-cell office:value-type="float" office:value="0.094" calcext:value-type="float">
            <text:p>0,09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  <table:table-cell office:value-type="float" office:value="17.1377777777778" calcext:value-type="float">
            <text:p>17,1377777778</text:p>
          </table:table-cell>
          <table:table-cell office:value-type="float" office:value="0.094" calcext:value-type="float">
            <text:p>0,09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17.8116666666667" calcext:value-type="float">
            <text:p>17,8116666667</text:p>
          </table:table-cell>
          <table:table-cell office:value-type="float" office:value="0.186" calcext:value-type="float">
            <text:p>0,1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7.1397222222222" calcext:value-type="float">
            <text:p>17,1397222222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" calcext:value-type="float">
            <text:p>144</text:p>
          </table:table-cell>
          <table:table-cell office:value-type="float" office:value="17.8102777777778" calcext:value-type="float">
            <text:p>17,8102777778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17.8380555555556" calcext:value-type="float">
            <text:p>17,8380555556</text:p>
          </table:table-cell>
          <table:table-cell office:value-type="float" office:value="0.211" calcext:value-type="float">
            <text:p>0,2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  <table:table-cell office:value-type="float" office:value="17.8130555555556" calcext:value-type="float">
            <text:p>17,8130555556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" calcext:value-type="float">
            <text:p>144</text:p>
          </table:table-cell>
          <table:table-cell office:value-type="float" office:value="17.8152777777778" calcext:value-type="float">
            <text:p>17,8152777778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office:value-type="float" office:value="17.8163888888889" calcext:value-type="float">
            <text:p>17,8163888889</text:p>
          </table:table-cell>
          <table:table-cell office:value-type="float" office:value="0.186" calcext:value-type="float">
            <text:p>0,1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" calcext:value-type="float">
            <text:p>145</text:p>
          </table:table-cell>
          <table:table-cell office:value-type="float" office:value="17.8238888888889" calcext:value-type="float">
            <text:p>17,8238888889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" calcext:value-type="float">
            <text:p>145</text:p>
          </table:table-cell>
          <table:table-cell office:value-type="float" office:value="17.8252777777778" calcext:value-type="float">
            <text:p>17,8252777778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17.8266666666667" calcext:value-type="float">
            <text:p>17,8266666667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17.8280555555556" calcext:value-type="float">
            <text:p>17,8280555556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17.8302777777778" calcext:value-type="float">
            <text:p>17,8302777778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17.8413888888889" calcext:value-type="float">
            <text:p>17,8413888889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7" calcext:value-type="float">
            <text:p>147</text:p>
          </table:table-cell>
          <table:table-cell office:value-type="float" office:value="17.8402777777778" calcext:value-type="float">
            <text:p>17,8402777778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" calcext:value-type="float">
            <text:p>145</text:p>
          </table:table-cell>
          <table:table-cell office:value-type="float" office:value="18.1847222222222" calcext:value-type="float">
            <text:p>18,184722222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7" calcext:value-type="float">
            <text:p>147</text:p>
          </table:table-cell>
          <table:table-cell office:value-type="float" office:value="17.8427777777778" calcext:value-type="float">
            <text:p>17,8427777778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7" calcext:value-type="float">
            <text:p>147</text:p>
          </table:table-cell>
          <table:table-cell office:value-type="float" office:value="17.8438888888889" calcext:value-type="float">
            <text:p>17,8438888889</text:p>
          </table:table-cell>
          <table:table-cell office:value-type="float" office:value="0.164" calcext:value-type="float">
            <text:p>0,16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" calcext:value-type="float">
            <text:p>144</text:p>
          </table:table-cell>
          <table:table-cell office:value-type="float" office:value="18.1688888888889" calcext:value-type="float">
            <text:p>18,1688888889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18.1702777777778" calcext:value-type="float">
            <text:p>18,1702777778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" calcext:value-type="float">
            <text:p>144</text:p>
          </table:table-cell>
          <table:table-cell office:value-type="float" office:value="18.1713888888889" calcext:value-type="float">
            <text:p>18,1713888889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" calcext:value-type="float">
            <text:p>144</text:p>
          </table:table-cell>
          <table:table-cell office:value-type="float" office:value="18.1725" calcext:value-type="float">
            <text:p>18,172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" calcext:value-type="float">
            <text:p>144</text:p>
          </table:table-cell>
          <table:table-cell office:value-type="float" office:value="18.1741666666667" calcext:value-type="float">
            <text:p>18,1741666667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float" office:value="18.1819444444444" calcext:value-type="float">
            <text:p>18,1819444444</text:p>
          </table:table-cell>
          <table:table-cell office:value-type="float" office:value="0.169" calcext:value-type="float">
            <text:p>0,16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" calcext:value-type="float">
            <text:p>145</text:p>
          </table:table-cell>
          <table:table-cell office:value-type="float" office:value="18.1833333333333" calcext:value-type="float">
            <text:p>18,1833333333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" calcext:value-type="float">
            <text:p>145</text:p>
          </table:table-cell>
          <table:table-cell office:value-type="float" office:value="18.1861111111111" calcext:value-type="float">
            <text:p>18,1861111111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8.7183333333333" calcext:value-type="float">
            <text:p>18,7183333333</text:p>
          </table:table-cell>
          <table:table-cell office:value-type="float" office:value="0.194" calcext:value-type="float">
            <text:p>0,1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" calcext:value-type="float">
            <text:p>145</text:p>
          </table:table-cell>
          <table:table-cell office:value-type="float" office:value="18.1872222222222" calcext:value-type="float">
            <text:p>18,1872222222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7" calcext:value-type="float">
            <text:p>147</text:p>
          </table:table-cell>
          <table:table-cell office:value-type="float" office:value="18.1927777777778" calcext:value-type="float">
            <text:p>18,1927777778</text:p>
          </table:table-cell>
          <table:table-cell office:value-type="float" office:value="0.158" calcext:value-type="float">
            <text:p>0,1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7" calcext:value-type="float">
            <text:p>147</text:p>
          </table:table-cell>
          <table:table-cell office:value-type="float" office:value="18.1941666666667" calcext:value-type="float">
            <text:p>18,1941666667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7" calcext:value-type="float">
            <text:p>147</text:p>
          </table:table-cell>
          <table:table-cell office:value-type="float" office:value="18.1955555555556" calcext:value-type="float">
            <text:p>18,1955555556</text:p>
          </table:table-cell>
          <table:table-cell office:value-type="float" office:value="0.167" calcext:value-type="float">
            <text:p>0,1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  <table:table-cell office:value-type="float" office:value="18.1969444444444" calcext:value-type="float">
            <text:p>18,196944444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7" calcext:value-type="float">
            <text:p>147</text:p>
          </table:table-cell>
          <table:table-cell office:value-type="float" office:value="18.2025" calcext:value-type="float">
            <text:p>18,2025</text:p>
          </table:table-cell>
          <table:table-cell office:value-type="float" office:value="0.164" calcext:value-type="float">
            <text:p>0,16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18.7133333333333" calcext:value-type="float">
            <text:p>18,7133333333</text:p>
          </table:table-cell>
          <table:table-cell office:value-type="float" office:value="0.187" calcext:value-type="float">
            <text:p>0,18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" calcext:value-type="float">
            <text:p>144</text:p>
          </table:table-cell>
          <table:table-cell office:value-type="float" office:value="18.715" calcext:value-type="float">
            <text:p>18,715</text:p>
          </table:table-cell>
          <table:table-cell office:value-type="float" office:value="0.183" calcext:value-type="float">
            <text:p>0,18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" calcext:value-type="float">
            <text:p>144</text:p>
          </table:table-cell>
          <table:table-cell office:value-type="float" office:value="18.7166666666667" calcext:value-type="float">
            <text:p>18,7166666667</text:p>
          </table:table-cell>
          <table:table-cell office:value-type="float" office:value="0.194" calcext:value-type="float">
            <text:p>0,19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" calcext:value-type="float">
            <text:p>144</text:p>
          </table:table-cell>
          <table:table-cell office:value-type="float" office:value="18.7194444444444" calcext:value-type="float">
            <text:p>18,7194444444</text:p>
          </table:table-cell>
          <table:table-cell office:value-type="float" office:value="0.187" calcext:value-type="float">
            <text:p>0,18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7" calcext:value-type="float">
            <text:p>147</text:p>
          </table:table-cell>
          <table:table-cell office:value-type="float" office:value="18.7413888888889" calcext:value-type="float">
            <text:p>18,7413888889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" calcext:value-type="float">
            <text:p>145</text:p>
          </table:table-cell>
          <table:table-cell office:value-type="float" office:value="18.7263888888889" calcext:value-type="float">
            <text:p>18,7263888889</text:p>
          </table:table-cell>
          <table:table-cell office:value-type="float" office:value="0.183" calcext:value-type="float">
            <text:p>0,18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" calcext:value-type="float">
            <text:p>145</text:p>
          </table:table-cell>
          <table:table-cell office:value-type="float" office:value="18.7277777777778" calcext:value-type="float">
            <text:p>18,7277777778</text:p>
          </table:table-cell>
          <table:table-cell office:value-type="float" office:value="0.178" calcext:value-type="float">
            <text:p>0,17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" calcext:value-type="float">
            <text:p>145</text:p>
          </table:table-cell>
          <table:table-cell office:value-type="float" office:value="18.7288888888889" calcext:value-type="float">
            <text:p>18,7288888889</text:p>
          </table:table-cell>
          <table:table-cell office:value-type="float" office:value="0.179" calcext:value-type="float">
            <text:p>0,17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18.7305555555556" calcext:value-type="float">
            <text:p>18,7305555556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" calcext:value-type="float">
            <text:p>145</text:p>
          </table:table-cell>
          <table:table-cell office:value-type="float" office:value="18.7316666666667" calcext:value-type="float">
            <text:p>18,7316666667</text:p>
          </table:table-cell>
          <table:table-cell office:value-type="float" office:value="0.188" calcext:value-type="float">
            <text:p>0,18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7" calcext:value-type="float">
            <text:p>147</text:p>
          </table:table-cell>
          <table:table-cell office:value-type="float" office:value="18.7388888888889" calcext:value-type="float">
            <text:p>18,7388888889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7" calcext:value-type="float">
            <text:p>147</text:p>
          </table:table-cell>
          <table:table-cell office:value-type="float" office:value="18.74" calcext:value-type="float">
            <text:p>18,74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7" calcext:value-type="float">
            <text:p>147</text:p>
          </table:table-cell>
          <table:table-cell office:value-type="float" office:value="18.7433333333333" calcext:value-type="float">
            <text:p>18,7433333333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" calcext:value-type="float">
            <text:p>144</text:p>
          </table:table-cell>
          <table:table-cell office:value-type="float" office:value="19.1719444444444" calcext:value-type="float">
            <text:p>19,1719444444</text:p>
          </table:table-cell>
          <table:table-cell office:value-type="float" office:value="0.196" calcext:value-type="float">
            <text:p>0,19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7" calcext:value-type="float">
            <text:p>147</text:p>
          </table:table-cell>
          <table:table-cell office:value-type="float" office:value="18.7444444444444" calcext:value-type="float">
            <text:p>18,7444444444</text:p>
          </table:table-cell>
          <table:table-cell office:value-type="float" office:value="0.183" calcext:value-type="float">
            <text:p>0,18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" calcext:value-type="float">
            <text:p>144</text:p>
          </table:table-cell>
          <table:table-cell office:value-type="float" office:value="19.1708333333333" calcext:value-type="float">
            <text:p>19,1708333333</text:p>
          </table:table-cell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" calcext:value-type="float">
            <text:p>144</text:p>
          </table:table-cell>
          <table:table-cell office:value-type="float" office:value="19.1733333333333" calcext:value-type="float">
            <text:p>19,1733333333</text:p>
          </table:table-cell>
          <table:table-cell office:value-type="float" office:value="0.193" calcext:value-type="float">
            <text:p>0,19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7" calcext:value-type="float">
            <text:p>147</text:p>
          </table:table-cell>
          <table:table-cell office:value-type="float" office:value="19.7408333333333" calcext:value-type="float">
            <text:p>19,7408333333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" calcext:value-type="float">
            <text:p>144</text:p>
          </table:table-cell>
          <table:table-cell office:value-type="float" office:value="19.175" calcext:value-type="float">
            <text:p>19,175</text:p>
          </table:table-cell>
          <table:table-cell office:value-type="float" office:value="0.193" calcext:value-type="float">
            <text:p>0,19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" calcext:value-type="float">
            <text:p>144</text:p>
          </table:table-cell>
          <table:table-cell office:value-type="float" office:value="19.1769444444444" calcext:value-type="float">
            <text:p>19,1769444444</text:p>
          </table:table-cell>
          <table:table-cell office:value-type="float" office:value="0.188" calcext:value-type="float">
            <text:p>0,1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" calcext:value-type="float">
            <text:p>144</text:p>
          </table:table-cell>
          <table:table-cell office:value-type="float" office:value="19.1788888888889" calcext:value-type="float">
            <text:p>19,1788888889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7" calcext:value-type="float">
            <text:p>147</text:p>
          </table:table-cell>
          <table:table-cell office:value-type="float" office:value="19.2108333333333" calcext:value-type="float">
            <text:p>19,2108333333</text:p>
          </table:table-cell>
          <table:table-cell office:value-type="float" office:value="0.181" calcext:value-type="float">
            <text:p>0,18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7" calcext:value-type="float">
            <text:p>147</text:p>
          </table:table-cell>
          <table:table-cell office:value-type="float" office:value="19.2127777777778" calcext:value-type="float">
            <text:p>19,2127777778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7" calcext:value-type="float">
            <text:p>147</text:p>
          </table:table-cell>
          <table:table-cell office:value-type="float" office:value="19.2169444444444" calcext:value-type="float">
            <text:p>19,2169444444</text:p>
          </table:table-cell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7" calcext:value-type="float">
            <text:p>147</text:p>
          </table:table-cell>
          <table:table-cell office:value-type="float" office:value="19.2194444444444" calcext:value-type="float">
            <text:p>19,2194444444</text:p>
          </table:table-cell>
          <table:table-cell office:value-type="float" office:value="0.186" calcext:value-type="float">
            <text:p>0,18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7" calcext:value-type="float">
            <text:p>147</text:p>
          </table:table-cell>
          <table:table-cell office:value-type="float" office:value="19.2208333333333" calcext:value-type="float">
            <text:p>19,2208333333</text:p>
          </table:table-cell>
          <table:table-cell office:value-type="float" office:value="0.188" calcext:value-type="float">
            <text:p>0,1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" calcext:value-type="float">
            <text:p>144</text:p>
          </table:table-cell>
          <table:table-cell office:value-type="float" office:value="19.7172222222222" calcext:value-type="float">
            <text:p>19,717222222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" calcext:value-type="float">
            <text:p>144</text:p>
          </table:table-cell>
          <table:table-cell office:value-type="float" office:value="19.7188888888889" calcext:value-type="float">
            <text:p>19,7188888889</text:p>
          </table:table-cell>
          <table:table-cell office:value-type="float" office:value="0.198" calcext:value-type="float">
            <text:p>0,1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" calcext:value-type="float">
            <text:p>144</text:p>
          </table:table-cell>
          <table:table-cell office:value-type="float" office:value="19.72" calcext:value-type="float">
            <text:p>19,72</text:p>
          </table:table-cell>
          <table:table-cell office:value-type="float" office:value="0.193" calcext:value-type="float">
            <text:p>0,19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" calcext:value-type="float">
            <text:p>144</text:p>
          </table:table-cell>
          <table:table-cell office:value-type="float" office:value="19.7219444444444" calcext:value-type="float">
            <text:p>19,721944444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" calcext:value-type="float">
            <text:p>144</text:p>
          </table:table-cell>
          <table:table-cell office:value-type="float" office:value="19.7230555555556" calcext:value-type="float">
            <text:p>19,7230555556</text:p>
          </table:table-cell>
          <table:table-cell office:value-type="float" office:value="0.203" calcext:value-type="float">
            <text:p>0,20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" calcext:value-type="float">
            <text:p>145</text:p>
          </table:table-cell>
          <table:table-cell office:value-type="float" office:value="19.7291666666667" calcext:value-type="float">
            <text:p>19,7291666667</text:p>
          </table:table-cell>
          <table:table-cell office:value-type="float" office:value="0.201" calcext:value-type="float">
            <text:p>0,2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" calcext:value-type="float">
            <text:p>145</text:p>
          </table:table-cell>
          <table:table-cell office:value-type="float" office:value="19.7305555555556" calcext:value-type="float">
            <text:p>19,7305555556</text:p>
          </table:table-cell>
          <table:table-cell office:value-type="float" office:value="0.204" calcext:value-type="float">
            <text:p>0,2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" calcext:value-type="float">
            <text:p>145</text:p>
          </table:table-cell>
          <table:table-cell office:value-type="float" office:value="19.7316666666667" calcext:value-type="float">
            <text:p>19,7316666667</text:p>
          </table:table-cell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" calcext:value-type="float">
            <text:p>145</text:p>
          </table:table-cell>
          <table:table-cell office:value-type="float" office:value="19.7330555555556" calcext:value-type="float">
            <text:p>19,7330555556</text:p>
          </table:table-cell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" calcext:value-type="float">
            <text:p>145</text:p>
          </table:table-cell>
          <table:table-cell office:value-type="float" office:value="19.7344444444444" calcext:value-type="float">
            <text:p>19,7344444444</text:p>
          </table:table-cell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7" calcext:value-type="float">
            <text:p>147</text:p>
          </table:table-cell>
          <table:table-cell office:value-type="float" office:value="19.7397222222222" calcext:value-type="float">
            <text:p>19,7397222222</text:p>
          </table:table-cell>
          <table:table-cell office:value-type="float" office:value="0.192" calcext:value-type="float">
            <text:p>0,19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7" calcext:value-type="float">
            <text:p>147</text:p>
          </table:table-cell>
          <table:table-cell office:value-type="float" office:value="19.7419444444444" calcext:value-type="float">
            <text:p>19,7419444444</text:p>
          </table:table-cell>
          <table:table-cell office:value-type="float" office:value="0.189" calcext:value-type="float">
            <text:p>0,1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20.0961111111111" calcext:value-type="float">
            <text:p>20,0961111111</text:p>
          </table:table-cell>
          <table:table-cell office:value-type="float" office:value="0.197" calcext:value-type="float">
            <text:p>0,19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7" calcext:value-type="float">
            <text:p>147</text:p>
          </table:table-cell>
          <table:table-cell office:value-type="float" office:value="19.7433333333333" calcext:value-type="float">
            <text:p>19,7433333333</text:p>
          </table:table-cell>
          <table:table-cell office:value-type="float" office:value="0.189" calcext:value-type="float">
            <text:p>0,18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7" calcext:value-type="float">
            <text:p>147</text:p>
          </table:table-cell>
          <table:table-cell office:value-type="float" office:value="19.7447222222222" calcext:value-type="float">
            <text:p>19,7447222222</text:p>
          </table:table-cell>
          <table:table-cell office:value-type="float" office:value="0.192" calcext:value-type="float">
            <text:p>0,19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" calcext:value-type="float">
            <text:p>144</text:p>
          </table:table-cell>
          <table:table-cell office:value-type="float" office:value="20.0972222222222" calcext:value-type="float">
            <text:p>20,097222222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7" calcext:value-type="float">
            <text:p>147</text:p>
          </table:table-cell>
          <table:table-cell office:value-type="float" office:value="22.1233333333333" calcext:value-type="float">
            <text:p>22,1233333333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" calcext:value-type="float">
            <text:p>144</text:p>
          </table:table-cell>
          <table:table-cell office:value-type="float" office:value="20.0991666666667" calcext:value-type="float">
            <text:p>20,0991666667</text:p>
          </table:table-cell>
          <table:table-cell office:value-type="float" office:value="0.183" calcext:value-type="float">
            <text:p>0,18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" calcext:value-type="float">
            <text:p>144</text:p>
          </table:table-cell>
          <table:table-cell office:value-type="float" office:value="20.1005555555556" calcext:value-type="float">
            <text:p>20,1005555556</text:p>
          </table:table-cell>
          <table:table-cell office:value-type="float" office:value="0.187" calcext:value-type="float">
            <text:p>0,18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" calcext:value-type="float">
            <text:p>144</text:p>
          </table:table-cell>
          <table:table-cell office:value-type="float" office:value="20.1019444444444" calcext:value-type="float">
            <text:p>20,1019444444</text:p>
          </table:table-cell>
          <table:table-cell office:value-type="float" office:value="0.188" calcext:value-type="float">
            <text:p>0,18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" calcext:value-type="float">
            <text:p>145</text:p>
          </table:table-cell>
          <table:table-cell office:value-type="float" office:value="20.11" calcext:value-type="float">
            <text:p>20,11</text:p>
          </table:table-cell>
          <table:table-cell office:value-type="float" office:value="0.203" calcext:value-type="float">
            <text:p>0,20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" calcext:value-type="float">
            <text:p>145</text:p>
          </table:table-cell>
          <table:table-cell office:value-type="float" office:value="20.1113888888889" calcext:value-type="float">
            <text:p>20,1113888889</text:p>
          </table:table-cell>
          <table:table-cell office:value-type="float" office:value="0.198" calcext:value-type="float">
            <text:p>0,1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" calcext:value-type="float">
            <text:p>145</text:p>
          </table:table-cell>
          <table:table-cell office:value-type="float" office:value="20.1127777777778" calcext:value-type="float">
            <text:p>20,1127777778</text:p>
          </table:table-cell>
          <table:table-cell office:value-type="float" office:value="0.198" calcext:value-type="float">
            <text:p>0,1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" calcext:value-type="float">
            <text:p>145</text:p>
          </table:table-cell>
          <table:table-cell office:value-type="float" office:value="20.1158333333333" calcext:value-type="float">
            <text:p>20,1158333333</text:p>
          </table:table-cell>
          <table:table-cell office:value-type="float" office:value="0.207" calcext:value-type="float">
            <text:p>0,20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" calcext:value-type="float">
            <text:p>145</text:p>
          </table:table-cell>
          <table:table-cell office:value-type="float" office:value="20.1172222222222" calcext:value-type="float">
            <text:p>20,1172222222</text:p>
          </table:table-cell>
          <table:table-cell office:value-type="float" office:value="0.202" calcext:value-type="float">
            <text:p>0,20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7" calcext:value-type="float">
            <text:p>147</text:p>
          </table:table-cell>
          <table:table-cell office:value-type="float" office:value="20.1244444444444" calcext:value-type="float">
            <text:p>20,1244444444</text:p>
          </table:table-cell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7" calcext:value-type="float">
            <text:p>147</text:p>
          </table:table-cell>
          <table:table-cell office:value-type="float" office:value="20.1255555555556" calcext:value-type="float">
            <text:p>20,1255555556</text:p>
          </table:table-cell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20.1266666666667" calcext:value-type="float">
            <text:p>20,1266666667</text:p>
          </table:table-cell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7" calcext:value-type="float">
            <text:p>147</text:p>
          </table:table-cell>
          <table:table-cell office:value-type="float" office:value="20.1280555555556" calcext:value-type="float">
            <text:p>20,1280555556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7" calcext:value-type="float">
            <text:p>147</text:p>
          </table:table-cell>
          <table:table-cell office:value-type="float" office:value="20.1305555555556" calcext:value-type="float">
            <text:p>20,1305555556</text:p>
          </table:table-cell>
          <table:table-cell office:value-type="float" office:value="0.194" calcext:value-type="float">
            <text:p>0,19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7" calcext:value-type="float">
            <text:p>147</text:p>
          </table:table-cell>
          <table:table-cell office:value-type="float" office:value="20.1319444444444" calcext:value-type="float">
            <text:p>20,1319444444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" calcext:value-type="float">
            <text:p>144</text:p>
          </table:table-cell>
          <table:table-cell office:value-type="float" office:value="20.7936111111111" calcext:value-type="float">
            <text:p>20,7936111111</text:p>
          </table:table-cell>
          <table:table-cell office:value-type="float" office:value="0.201" calcext:value-type="float">
            <text:p>0,2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" calcext:value-type="float">
            <text:p>144</text:p>
          </table:table-cell>
          <table:table-cell office:value-type="float" office:value="20.795" calcext:value-type="float">
            <text:p>20,795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" calcext:value-type="float">
            <text:p>144</text:p>
          </table:table-cell>
          <table:table-cell office:value-type="float" office:value="20.7963888888889" calcext:value-type="float">
            <text:p>20,7963888889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" calcext:value-type="float">
            <text:p>144</text:p>
          </table:table-cell>
          <table:table-cell office:value-type="float" office:value="20.7986111111111" calcext:value-type="float">
            <text:p>20,7986111111</text:p>
          </table:table-cell>
          <table:table-cell office:value-type="float" office:value="0.202" calcext:value-type="float">
            <text:p>0,20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" calcext:value-type="float">
            <text:p>144</text:p>
          </table:table-cell>
          <table:table-cell office:value-type="float" office:value="20.8" calcext:value-type="float">
            <text:p>20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" calcext:value-type="float">
            <text:p>145</text:p>
          </table:table-cell>
          <table:table-cell office:value-type="float" office:value="20.8066666666667" calcext:value-type="float">
            <text:p>20,8066666667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" calcext:value-type="float">
            <text:p>145</text:p>
          </table:table-cell>
          <table:table-cell office:value-type="float" office:value="20.8088888888889" calcext:value-type="float">
            <text:p>20,8088888889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" calcext:value-type="float">
            <text:p>145</text:p>
          </table:table-cell>
          <table:table-cell office:value-type="float" office:value="20.81" calcext:value-type="float">
            <text:p>20,81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" calcext:value-type="float">
            <text:p>145</text:p>
          </table:table-cell>
          <table:table-cell office:value-type="float" office:value="20.8113888888889" calcext:value-type="float">
            <text:p>20,8113888889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" calcext:value-type="float">
            <text:p>145</text:p>
          </table:table-cell>
          <table:table-cell office:value-type="float" office:value="20.8141666666667" calcext:value-type="float">
            <text:p>20,8141666667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7" calcext:value-type="float">
            <text:p>147</text:p>
          </table:table-cell>
          <table:table-cell office:value-type="float" office:value="20.8194444444444" calcext:value-type="float">
            <text:p>20,8194444444</text:p>
          </table:table-cell>
          <table:table-cell office:value-type="float" office:value="0.203" calcext:value-type="float">
            <text:p>0,2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7" calcext:value-type="float">
            <text:p>147</text:p>
          </table:table-cell>
          <table:table-cell office:value-type="float" office:value="20.8211111111111" calcext:value-type="float">
            <text:p>20,821111111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7" calcext:value-type="float">
            <text:p>147</text:p>
          </table:table-cell>
          <table:table-cell office:value-type="float" office:value="20.8222222222222" calcext:value-type="float">
            <text:p>20,8222222222</text:p>
          </table:table-cell>
          <table:table-cell office:value-type="float" office:value="0.198" calcext:value-type="float">
            <text:p>0,1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7" calcext:value-type="float">
            <text:p>147</text:p>
          </table:table-cell>
          <table:table-cell office:value-type="float" office:value="20.8238888888889" calcext:value-type="float">
            <text:p>20,8238888889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7" calcext:value-type="float">
            <text:p>147</text:p>
          </table:table-cell>
          <table:table-cell office:value-type="float" office:value="20.8258333333333" calcext:value-type="float">
            <text:p>20,8258333333</text:p>
          </table:table-cell>
          <table:table-cell office:value-type="float" office:value="0.201" calcext:value-type="float">
            <text:p>0,2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" calcext:value-type="float">
            <text:p>145</text:p>
          </table:table-cell>
          <table:table-cell office:value-type="float" office:value="21.5541666666667" calcext:value-type="float">
            <text:p>21,5541666667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" calcext:value-type="float">
            <text:p>145</text:p>
          </table:table-cell>
          <table:table-cell office:value-type="float" office:value="21.5555555555556" calcext:value-type="float">
            <text:p>21,5555555556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" calcext:value-type="float">
            <text:p>145</text:p>
          </table:table-cell>
          <table:table-cell office:value-type="float" office:value="21.5597222222222" calcext:value-type="float">
            <text:p>21,5597222222</text:p>
          </table:table-cell>
          <table:table-cell office:value-type="float" office:value="0.214" calcext:value-type="float">
            <text:p>0,2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" calcext:value-type="float">
            <text:p>145</text:p>
          </table:table-cell>
          <table:table-cell office:value-type="float" office:value="21.5611111111111" calcext:value-type="float">
            <text:p>21,5611111111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" calcext:value-type="float">
            <text:p>145</text:p>
          </table:table-cell>
          <table:table-cell office:value-type="float" office:value="21.5622222222222" calcext:value-type="float">
            <text:p>21,5622222222</text:p>
          </table:table-cell>
          <table:table-cell office:value-type="float" office:value="0.217" calcext:value-type="float">
            <text:p>0,21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" calcext:value-type="float">
            <text:p>144</text:p>
          </table:table-cell>
          <table:table-cell office:value-type="float" office:value="21.5780555555556" calcext:value-type="float">
            <text:p>21,5780555556</text:p>
          </table:table-cell>
          <table:table-cell office:value-type="float" office:value="0.201" calcext:value-type="float">
            <text:p>0,2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" calcext:value-type="float">
            <text:p>144</text:p>
          </table:table-cell>
          <table:table-cell office:value-type="float" office:value="21.5794444444444" calcext:value-type="float">
            <text:p>21,5794444444</text:p>
          </table:table-cell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" calcext:value-type="float">
            <text:p>144</text:p>
          </table:table-cell>
          <table:table-cell office:value-type="float" office:value="21.5808333333333" calcext:value-type="float">
            <text:p>21,5808333333</text:p>
          </table:table-cell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" calcext:value-type="float">
            <text:p>144</text:p>
          </table:table-cell>
          <table:table-cell office:value-type="float" office:value="21.5819444444444" calcext:value-type="float">
            <text:p>21,5819444444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" calcext:value-type="float">
            <text:p>144</text:p>
          </table:table-cell>
          <table:table-cell office:value-type="float" office:value="21.5833333333333" calcext:value-type="float">
            <text:p>21,5833333333</text:p>
          </table:table-cell>
          <table:table-cell office:value-type="float" office:value="0.197" calcext:value-type="float">
            <text:p>0,19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7" calcext:value-type="float">
            <text:p>147</text:p>
          </table:table-cell>
          <table:table-cell office:value-type="float" office:value="21.5933333333333" calcext:value-type="float">
            <text:p>21,5933333333</text:p>
          </table:table-cell>
          <table:table-cell office:value-type="float" office:value="0.222" calcext:value-type="float">
            <text:p>0,22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7" calcext:value-type="float">
            <text:p>147</text:p>
          </table:table-cell>
          <table:table-cell office:value-type="float" office:value="21.5947222222222" calcext:value-type="float">
            <text:p>21,5947222222</text:p>
          </table:table-cell>
          <table:table-cell office:value-type="float" office:value="0.218" calcext:value-type="float">
            <text:p>0,2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7" calcext:value-type="float">
            <text:p>147</text:p>
          </table:table-cell>
          <table:table-cell office:value-type="float" office:value="21.5961111111111" calcext:value-type="float">
            <text:p>21,5961111111</text:p>
          </table:table-cell>
          <table:table-cell office:value-type="float" office:value="0.224" calcext:value-type="float">
            <text:p>0,22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7" calcext:value-type="float">
            <text:p>147</text:p>
          </table:table-cell>
          <table:table-cell office:value-type="float" office:value="21.5972222222222" calcext:value-type="float">
            <text:p>21,5972222222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7" calcext:value-type="float">
            <text:p>147</text:p>
          </table:table-cell>
          <table:table-cell office:value-type="float" office:value="21.5986111111111" calcext:value-type="float">
            <text:p>21,5986111111</text:p>
          </table:table-cell>
          <table:table-cell office:value-type="float" office:value="0.227" calcext:value-type="float">
            <text:p>0,22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7" calcext:value-type="float">
            <text:p>147</text:p>
          </table:table-cell>
          <table:table-cell office:value-type="float" office:value="21.6" calcext:value-type="float">
            <text:p>21,6</text:p>
          </table:table-cell>
          <table:table-cell office:value-type="float" office:value="0.222" calcext:value-type="float">
            <text:p>0,22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" calcext:value-type="float">
            <text:p>144</text:p>
          </table:table-cell>
          <table:table-cell office:value-type="float" office:value="22.5897222222222" calcext:value-type="float">
            <text:p>22,5897222222</text:p>
          </table:table-cell>
          <table:table-cell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" calcext:value-type="float">
            <text:p>144</text:p>
          </table:table-cell>
          <table:table-cell office:value-type="float" office:value="22.5913888888889" calcext:value-type="float">
            <text:p>22,5913888889</text:p>
          </table:table-cell>
          <table:table-cell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" calcext:value-type="float">
            <text:p>144</text:p>
          </table:table-cell>
          <table:table-cell office:value-type="float" office:value="22.5927777777778" calcext:value-type="float">
            <text:p>22,5927777778</text:p>
          </table:table-cell>
          <table:table-cell office:value-type="float" office:value="0.221" calcext:value-type="float">
            <text:p>0,22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" calcext:value-type="float">
            <text:p>144</text:p>
          </table:table-cell>
          <table:table-cell office:value-type="float" office:value="22.5941666666667" calcext:value-type="float">
            <text:p>22,594166666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" calcext:value-type="float">
            <text:p>144</text:p>
          </table:table-cell>
          <table:table-cell office:value-type="float" office:value="22.5958333333333" calcext:value-type="float">
            <text:p>22,5958333333</text:p>
          </table:table-cell>
          <table:table-cell office:value-type="float" office:value="0.223" calcext:value-type="float">
            <text:p>0,22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" calcext:value-type="float">
            <text:p>145</text:p>
          </table:table-cell>
          <table:table-cell office:value-type="float" office:value="22.605" calcext:value-type="float">
            <text:p>22,605</text:p>
          </table:table-cell>
          <table:table-cell office:value-type="float" office:value="0.212" calcext:value-type="float">
            <text:p>0,21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" calcext:value-type="float">
            <text:p>145</text:p>
          </table:table-cell>
          <table:table-cell office:value-type="float" office:value="22.6061111111111" calcext:value-type="float">
            <text:p>22,6061111111</text:p>
          </table:table-cell>
          <table:table-cell office:value-type="float" office:value="0.212" calcext:value-type="float">
            <text:p>0,2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" calcext:value-type="float">
            <text:p>145</text:p>
          </table:table-cell>
          <table:table-cell office:value-type="float" office:value="22.6091666666667" calcext:value-type="float">
            <text:p>22,6091666667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" calcext:value-type="float">
            <text:p>145</text:p>
          </table:table-cell>
          <table:table-cell office:value-type="float" office:value="22.6111111111111" calcext:value-type="float">
            <text:p>22,6111111111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" calcext:value-type="float">
            <text:p>145</text:p>
          </table:table-cell>
          <table:table-cell office:value-type="float" office:value="22.6125" calcext:value-type="float">
            <text:p>22,6125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7" calcext:value-type="float">
            <text:p>147</text:p>
          </table:table-cell>
          <table:table-cell office:value-type="float" office:value="22.6247222222222" calcext:value-type="float">
            <text:p>22,6247222222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" calcext:value-type="float">
            <text:p>144</text:p>
          </table:table-cell>
          <table:table-cell office:value-type="float" office:value="23.6597222222222" calcext:value-type="float">
            <text:p>23,6597222222</text:p>
          </table:table-cell>
          <table:table-cell office:value-type="float" office:value="0.233" calcext:value-type="float">
            <text:p>0,2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22.6261111111111" calcext:value-type="float">
            <text:p>22,6261111111</text:p>
          </table:table-cell>
          <table:table-cell office:value-type="float" office:value="0.237" calcext:value-type="float">
            <text:p>0,23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7" calcext:value-type="float">
            <text:p>147</text:p>
          </table:table-cell>
          <table:table-cell office:value-type="float" office:value="22.6272222222222" calcext:value-type="float">
            <text:p>22,6272222222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7" calcext:value-type="float">
            <text:p>147</text:p>
          </table:table-cell>
          <table:table-cell office:value-type="float" office:value="22.6286111111111" calcext:value-type="float">
            <text:p>22,6286111111</text:p>
          </table:table-cell>
          <table:table-cell office:value-type="float" office:value="0.238" calcext:value-type="float">
            <text:p>0,23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" calcext:value-type="float">
            <text:p>144</text:p>
          </table:table-cell>
          <table:table-cell office:value-type="float" office:value="23.6566666666667" calcext:value-type="float">
            <text:p>23,6566666667</text:p>
          </table:table-cell>
          <table:table-cell office:value-type="float" office:value="0.235" calcext:value-type="float">
            <text:p>0,23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" calcext:value-type="float">
            <text:p>144</text:p>
          </table:table-cell>
          <table:table-cell office:value-type="float" office:value="23.6583333333333" calcext:value-type="float">
            <text:p>23,6583333333</text:p>
          </table:table-cell>
          <table:table-cell office:value-type="float" office:value="0.232" calcext:value-type="float">
            <text:p>0,23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" calcext:value-type="float">
            <text:p>144</text:p>
          </table:table-cell>
          <table:table-cell office:value-type="float" office:value="23.6625" calcext:value-type="float">
            <text:p>23,6625</text:p>
          </table:table-cell>
          <table:table-cell office:value-type="float" office:value="0.234" calcext:value-type="float">
            <text:p>0,23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" calcext:value-type="float">
            <text:p>145</text:p>
          </table:table-cell>
          <table:table-cell office:value-type="float" office:value="23.6988888888889" calcext:value-type="float">
            <text:p>23,6988888889</text:p>
          </table:table-cell>
          <table:table-cell office:value-type="float" office:value="0.228" calcext:value-type="float">
            <text:p>0,22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" calcext:value-type="float">
            <text:p>144</text:p>
          </table:table-cell>
          <table:table-cell office:value-type="float" office:value="23.6638888888889" calcext:value-type="float">
            <text:p>23,6638888889</text:p>
          </table:table-cell>
          <table:table-cell office:value-type="float" office:value="0.231" calcext:value-type="float">
            <text:p>0,23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" calcext:value-type="float">
            <text:p>145</text:p>
          </table:table-cell>
          <table:table-cell office:value-type="float" office:value="23.6958333333333" calcext:value-type="float">
            <text:p>23,6958333333</text:p>
          </table:table-cell>
          <table:table-cell office:value-type="float" office:value="0.224" calcext:value-type="float">
            <text:p>0,22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" calcext:value-type="float">
            <text:p>145</text:p>
          </table:table-cell>
          <table:table-cell office:value-type="float" office:value="23.7005555555556" calcext:value-type="float">
            <text:p>23,7005555556</text:p>
          </table:table-cell>
          <table:table-cell office:value-type="float" office:value="0.224" calcext:value-type="float">
            <text:p>0,2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office:value-type="float" office:value="23.7177777777778" calcext:value-type="float">
            <text:p>23,7177777778</text:p>
          </table:table-cell>
          <table:table-cell office:value-type="float" office:value="0.221" calcext:value-type="float">
            <text:p>0,2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" calcext:value-type="float">
            <text:p>145</text:p>
          </table:table-cell>
          <table:table-cell office:value-type="float" office:value="23.7025" calcext:value-type="float">
            <text:p>23,7025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" calcext:value-type="float">
            <text:p>145</text:p>
          </table:table-cell>
          <table:table-cell office:value-type="float" office:value="23.7038888888889" calcext:value-type="float">
            <text:p>23,7038888889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7" calcext:value-type="float">
            <text:p>147</text:p>
          </table:table-cell>
          <table:table-cell office:value-type="float" office:value="23.7125" calcext:value-type="float">
            <text:p>23,7125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7" calcext:value-type="float">
            <text:p>147</text:p>
          </table:table-cell>
          <table:table-cell office:value-type="float" office:value="23.7138888888889" calcext:value-type="float">
            <text:p>23,7138888889</text:p>
          </table:table-cell>
          <table:table-cell office:value-type="float" office:value="0.238" calcext:value-type="float">
            <text:p>0,23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7" calcext:value-type="float">
            <text:p>147</text:p>
          </table:table-cell>
          <table:table-cell office:value-type="float" office:value="23.7152777777778" calcext:value-type="float">
            <text:p>23,7152777778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7" calcext:value-type="float">
            <text:p>147</text:p>
          </table:table-cell>
          <table:table-cell office:value-type="float" office:value="23.7163888888889" calcext:value-type="float">
            <text:p>23,7163888889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7" calcext:value-type="float">
            <text:p>147</text:p>
          </table:table-cell>
          <table:table-cell office:value-type="float" office:value="24.0233333333333" calcext:value-type="float">
            <text:p>24,0233333333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" calcext:value-type="float">
            <text:p>144</text:p>
          </table:table-cell>
          <table:table-cell office:value-type="float" office:value="24.5516666666667" calcext:value-type="float">
            <text:p>24,5516666667</text:p>
          </table:table-cell>
          <table:table-cell office:value-type="float" office:value="0.235" calcext:value-type="float">
            <text:p>0,2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" calcext:value-type="float">
            <text:p>144</text:p>
          </table:table-cell>
          <table:table-cell office:value-type="float" office:value="24.5533333333333" calcext:value-type="float">
            <text:p>24,5533333333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7" calcext:value-type="float">
            <text:p>147</text:p>
          </table:table-cell>
          <table:table-cell office:value-type="float" office:value="24.5827777777778" calcext:value-type="float">
            <text:p>24,5827777778</text:p>
          </table:table-cell>
          <table:table-cell office:value-type="float" office:value="0.242" calcext:value-type="float">
            <text:p>0,24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" calcext:value-type="float">
            <text:p>144</text:p>
          </table:table-cell>
          <table:table-cell office:value-type="float" office:value="24.5544444444444" calcext:value-type="float">
            <text:p>24,5544444444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" calcext:value-type="float">
            <text:p>144</text:p>
          </table:table-cell>
          <table:table-cell office:value-type="float" office:value="24.5558333333333" calcext:value-type="float">
            <text:p>24,555833333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 office:value-type="float" office:value="24.5577777777778" calcext:value-type="float">
            <text:p>24,5577777778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" calcext:value-type="float">
            <text:p>145</text:p>
          </table:table-cell>
          <table:table-cell office:value-type="float" office:value="24.5677777777778" calcext:value-type="float">
            <text:p>24,5677777778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" calcext:value-type="float">
            <text:p>145</text:p>
          </table:table-cell>
          <table:table-cell office:value-type="float" office:value="24.5694444444444" calcext:value-type="float">
            <text:p>24,5694444444</text:p>
          </table:table-cell>
          <table:table-cell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" calcext:value-type="float">
            <text:p>145</text:p>
          </table:table-cell>
          <table:table-cell office:value-type="float" office:value="24.5705555555556" calcext:value-type="float">
            <text:p>24,5705555556</text:p>
          </table:table-cell>
          <table:table-cell office:value-type="float" office:value="0.231" calcext:value-type="float">
            <text:p>0,23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" calcext:value-type="float">
            <text:p>145</text:p>
          </table:table-cell>
          <table:table-cell office:value-type="float" office:value="24.5722222222222" calcext:value-type="float">
            <text:p>24,5722222222</text:p>
          </table:table-cell>
          <table:table-cell office:value-type="float" office:value="0.233" calcext:value-type="float">
            <text:p>0,2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" calcext:value-type="float">
            <text:p>145</text:p>
          </table:table-cell>
          <table:table-cell office:value-type="float" office:value="24.5741666666667" calcext:value-type="float">
            <text:p>24,5741666667</text:p>
          </table:table-cell>
          <table:table-cell office:value-type="float" office:value="0.231" calcext:value-type="float">
            <text:p>0,23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7" calcext:value-type="float">
            <text:p>147</text:p>
          </table:table-cell>
          <table:table-cell office:value-type="float" office:value="24.5841666666667" calcext:value-type="float">
            <text:p>24,5841666667</text:p>
          </table:table-cell>
          <table:table-cell office:value-type="float" office:value="0.238" calcext:value-type="float">
            <text:p>0,23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7" calcext:value-type="float">
            <text:p>147</text:p>
          </table:table-cell>
          <table:table-cell office:value-type="float" office:value="24.5855555555556" calcext:value-type="float">
            <text:p>24,5855555556</text:p>
          </table:table-cell>
          <table:table-cell office:value-type="float" office:value="0.239" calcext:value-type="float">
            <text:p>0,2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7" calcext:value-type="float">
            <text:p>147</text:p>
          </table:table-cell>
          <table:table-cell office:value-type="float" office:value="24.5891666666667" calcext:value-type="float">
            <text:p>24,5891666667</text:p>
          </table:table-cell>
          <table:table-cell office:value-type="float" office:value="0.237" calcext:value-type="float">
            <text:p>0,23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7" calcext:value-type="float">
            <text:p>147</text:p>
          </table:table-cell>
          <table:table-cell office:value-type="float" office:value="24.5902777777778" calcext:value-type="float">
            <text:p>24,5902777778</text:p>
          </table:table-cell>
          <table:table-cell office:value-type="float" office:value="0.246" calcext:value-type="float">
            <text:p>0,24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" calcext:value-type="float">
            <text:p>144</text:p>
          </table:table-cell>
          <table:table-cell office:value-type="float" office:value="25.4622222222222" calcext:value-type="float">
            <text:p>25,4622222222</text:p>
          </table:table-cell>
          <table:table-cell office:value-type="float" office:value="0.244" calcext:value-type="float">
            <text:p>0,24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" calcext:value-type="float">
            <text:p>144</text:p>
          </table:table-cell>
          <table:table-cell office:value-type="float" office:value="25.4644444444444" calcext:value-type="float">
            <text:p>25,4644444444</text:p>
          </table:table-cell>
          <table:table-cell office:value-type="float" office:value="0.247" calcext:value-type="float">
            <text:p>0,24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" calcext:value-type="float">
            <text:p>144</text:p>
          </table:table-cell>
          <table:table-cell office:value-type="float" office:value="25.4666666666667" calcext:value-type="float">
            <text:p>25,4666666667</text:p>
          </table:table-cell>
          <table:table-cell office:value-type="float" office:value="0.252" calcext:value-type="float">
            <text:p>0,25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" calcext:value-type="float">
            <text:p>144</text:p>
          </table:table-cell>
          <table:table-cell office:value-type="float" office:value="25.4680555555556" calcext:value-type="float">
            <text:p>25,4680555556</text:p>
          </table:table-cell>
          <table:table-cell office:value-type="float" office:value="0.243" calcext:value-type="float">
            <text:p>0,24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" calcext:value-type="float">
            <text:p>144</text:p>
          </table:table-cell>
          <table:table-cell office:value-type="float" office:value="25.4691666666667" calcext:value-type="float">
            <text:p>25,4691666667</text:p>
          </table:table-cell>
          <table:table-cell office:value-type="float" office:value="0.241" calcext:value-type="float">
            <text:p>0,24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" calcext:value-type="float">
            <text:p>145</text:p>
          </table:table-cell>
          <table:table-cell office:value-type="float" office:value="25.4755555555556" calcext:value-type="float">
            <text:p>25,4755555556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" calcext:value-type="float">
            <text:p>145</text:p>
          </table:table-cell>
          <table:table-cell office:value-type="float" office:value="25.4772222222222" calcext:value-type="float">
            <text:p>25,4772222222</text:p>
          </table:table-cell>
          <table:table-cell office:value-type="float" office:value="0.238" calcext:value-type="float">
            <text:p>0,23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" calcext:value-type="float">
            <text:p>145</text:p>
          </table:table-cell>
          <table:table-cell office:value-type="float" office:value="25.4786111111111" calcext:value-type="float">
            <text:p>25,4786111111</text:p>
          </table:table-cell>
          <table:table-cell office:value-type="float" office:value="0.243" calcext:value-type="float">
            <text:p>0,24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" calcext:value-type="float">
            <text:p>145</text:p>
          </table:table-cell>
          <table:table-cell office:value-type="float" office:value="25.4802777777778" calcext:value-type="float">
            <text:p>25,4802777778</text:p>
          </table:table-cell>
          <table:table-cell office:value-type="float" office:value="0.243" calcext:value-type="float">
            <text:p>0,2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" calcext:value-type="float">
            <text:p>145</text:p>
          </table:table-cell>
          <table:table-cell office:value-type="float" office:value="25.4816666666667" calcext:value-type="float">
            <text:p>25,4816666667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7" calcext:value-type="float">
            <text:p>147</text:p>
          </table:table-cell>
          <table:table-cell office:value-type="float" office:value="25.4961111111111" calcext:value-type="float">
            <text:p>25,4961111111</text:p>
          </table:table-cell>
          <table:table-cell office:value-type="float" office:value="0.251" calcext:value-type="float">
            <text:p>0,2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7" calcext:value-type="float">
            <text:p>147</text:p>
          </table:table-cell>
          <table:table-cell office:value-type="float" office:value="25.4975" calcext:value-type="float">
            <text:p>25,4975</text:p>
          </table:table-cell>
          <table:table-cell office:value-type="float" office:value="0.262" calcext:value-type="float">
            <text:p>0,26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7" calcext:value-type="float">
            <text:p>147</text:p>
          </table:table-cell>
          <table:table-cell office:value-type="float" office:value="25.4986111111111" calcext:value-type="float">
            <text:p>25,4986111111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7" calcext:value-type="float">
            <text:p>147</text:p>
          </table:table-cell>
          <table:table-cell office:value-type="float" office:value="25.5" calcext:value-type="float">
            <text:p>25,5</text:p>
          </table:table-cell>
          <table:table-cell office:value-type="float" office:value="0.243" calcext:value-type="float">
            <text:p>0,24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7" calcext:value-type="float">
            <text:p>147</text:p>
          </table:table-cell>
          <table:table-cell office:value-type="float" office:value="25.5013888888889" calcext:value-type="float">
            <text:p>25,5013888889</text:p>
          </table:table-cell>
          <table:table-cell office:value-type="float" office:value="0.262" calcext:value-type="float">
            <text:p>0,262</text:p>
          </table:table-cell>
        </table:table-row>
        <table:table-row table:style-name="ro1" table:number-rows-repeated="104822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 style:data-style-name="N2" text:time-value="15:33:20.8391772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27:01.415169689</meta:creation-date>
    <dc:date>2019-05-07T15:33:46.807565141</dc:date>
    <meta:editing-duration>PT31M24S</meta:editing-duration>
    <meta:editing-cycles>4</meta:editing-cycles>
    <meta:generator>LibreOffice/5.1.6.2$Linux_X86_64 LibreOffice_project/10m0$Build-2</meta:generator>
    <meta:document-statistic meta:table-count="1" meta:cell-count="1388" meta:object-count="0"/>
  </office:meta>
</office:document-meta>
</file>